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3" style:family="paragraph"/>
    <style:style style:name="P8" style:parent-style-name="Lijstalinea" style:list-style-name="LFO3" style:family="paragraph"/>
    <style:style style:name="P9" style:parent-style-name="Lijstalinea" style:list-style-name="LFO3" style:family="paragraph"/>
    <style:style style:name="P10" style:parent-style-name="Lijstalinea" style:list-style-name="LFO3" style:family="paragraph"/>
    <style:style style:name="P11" style:parent-style-name="Lijstalinea" style:list-style-name="LFO3" style:family="paragraph"/>
  </office:automatic-styles>
  <office:body>
    <office:text text:use-soft-page-breaks="true">
      <text:p text:style-name="P1">Vier eisen van onderzoek doen</text:p>
      <text:list text:style-name="LFO1" text:continue-numbering="true">
        <text:list-item>
          <text:p text:style-name="P2">Betrouwbaarheid</text:p>
        </text:list-item>
        <text:list-item>
          <text:p text:style-name="P3">Validiteit</text:p>
        </text:list-item>
        <text:list-item>
          <text:p text:style-name="P4">Representativiteit</text:p>
        </text:list-item>
        <text:list-item>
          <text:p text:style-name="P5">Transparantie</text:p>
        </text:list-item>
        <text:list-item>
          <text:p text:style-name="P6">Generaliseerbaarheid</text:p>
        </text:list-item>
      </text:list>
      <text:p text:style-name="Standaard"/>
      <text:p text:style-name="Standaard">Betrouwbaarheid</text:p>
      <text:list text:style-name="LFO3" text:continue-numbering="true">
        <text:list-item>
          <text:p text:style-name="P7">Uit het onderzoek moet steeds hetzelfde resultaat komen</text:p>
          <text:list text:continue-numbering="true">
            <text:list-item>
              <text:p text:style-name="P8">Wie wat doet moet niet uitmaken</text:p>
            </text:list-item>
          </text:list>
        </text:list-item>
        <text:list-item>
          <text:p text:style-name="P9">Betrouwbaar thermometer &gt; elk keer als je het in een pot van 100 graden steekt moet het ongegveer 100* is.</text:p>
        </text:list-item>
      </text:list>
      <text:p text:style-name="Standaard">Validiteit</text:p>
      <text:list text:style-name="LFO3" text:continue-numbering="true">
        <text:list-item>
          <text:p text:style-name="P10">Meet je eigenlijk wel wat je wilt meten? ISje hekozen variabele een goede indicator voor wat je wilt meten?</text:p>
          <text:list text:continue-numbering="true">
            <text:list-item>
              <text:p text:style-name="P11">Hoe meet je politieke interesse?</text:p>
            </text:list-item>
          </text:list>
        </text:list-item>
      </text:list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wel Paton</meta:initial-creator>
    <dc:creator>Pawel Paton</dc:creator>
    <meta:creation-date>2020-11-27T07:56:00Z</meta:creation-date>
    <dc:date>2020-11-27T08:34:00Z</dc:date>
    <meta:template xlink:href="Normal" xlink:type="simple"/>
    <meta:editing-cycles>1</meta:editing-cycles>
    <meta:editing-duration>PT2280S</meta:editing-duration>
    <meta:document-statistic meta:page-count="1" meta:paragraph-count="1" meta:word-count="73" meta:character-count="475" meta:row-count="3" meta:non-whitespace-character-count="403"/>
  </office:meta>
</office:document-meta>
</file>